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Level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LevelActivator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LevelActivator.StartLevelActivator( Logger logger , Felix fel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